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05804" officeooo:paragraph-rsid="0010554f"/>
    </style:style>
    <style:style style:name="P2" style:family="paragraph" style:parent-style-name="Standard">
      <style:text-properties style:font-name="Arial" officeooo:rsid="0001fd4c" officeooo:paragraph-rsid="0010554f"/>
    </style:style>
    <style:style style:name="P3" style:family="paragraph" style:parent-style-name="Standard">
      <style:text-properties style:font-name="Arial" fo:font-style="italic" officeooo:rsid="0003a60d" officeooo:paragraph-rsid="0010554f" style:font-style-asian="italic" style:font-style-complex="italic"/>
    </style:style>
    <style:style style:name="P4" style:family="paragraph" style:parent-style-name="Standard">
      <style:text-properties style:font-name="Arial" officeooo:rsid="0003a60d" officeooo:paragraph-rsid="0010554f"/>
    </style:style>
    <style:style style:name="P5" style:family="paragraph" style:parent-style-name="Standard">
      <style:text-properties style:font-name="Arial" officeooo:rsid="0007e913" officeooo:paragraph-rsid="0010554f"/>
    </style:style>
    <style:style style:name="P6" style:family="paragraph" style:parent-style-name="Standard">
      <style:text-properties style:font-name="Arial" officeooo:rsid="0010554f" officeooo:paragraph-rsid="0010554f"/>
    </style:style>
    <style:style style:name="P7" style:family="paragraph" style:parent-style-name="Standard">
      <style:paragraph-properties fo:break-before="page"/>
      <style:text-properties style:font-name="Arial" officeooo:rsid="00121f47" officeooo:paragraph-rsid="00121f47"/>
    </style:style>
    <style:style style:name="P8" style:family="paragraph" style:parent-style-name="Standard">
      <style:text-properties style:font-name="Arial" officeooo:rsid="00121f47" officeooo:paragraph-rsid="00121f47"/>
    </style:style>
    <style:style style:name="P9" style:family="paragraph" style:parent-style-name="Standard">
      <style:text-properties style:font-name="Arial" officeooo:rsid="0012390b" officeooo:paragraph-rsid="0012390b"/>
    </style:style>
    <style:style style:name="P10" style:family="paragraph" style:parent-style-name="Standard">
      <style:paragraph-properties fo:break-before="page"/>
      <style:text-properties style:font-name="Arial" officeooo:rsid="0012390b" officeooo:paragraph-rsid="0012390b"/>
    </style:style>
    <style:style style:name="T1" style:family="text">
      <style:text-properties officeooo:rsid="0007e913"/>
    </style:style>
    <style:style style:name="T2" style:family="text">
      <style:text-properties officeooo:rsid="0003a60d"/>
    </style:style>
    <style:style style:name="T3" style:family="text">
      <style:text-properties officeooo:rsid="00054e6d"/>
    </style:style>
    <style:style style:name="T4" style:family="text">
      <style:text-properties officeooo:rsid="0007a07a"/>
    </style:style>
    <style:style style:name="T5" style:family="text">
      <style:text-properties officeooo:rsid="0000714a"/>
    </style:style>
    <style:style style:name="T6" style:family="text">
      <style:text-properties officeooo:rsid="0012390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Metodolo<text:span text:style-name="T6">g</text:span>ia</text:p>
      <text:p text:style-name="P8"/>
      <text:p text:style-name="P9">O que será feito:</text:p>
      <text:p text:style-name="P2"/>
      <text:p text:style-name="P1">[Aquisição/Coleta de Evidências] </text:p>
      <text:p text:style-name="P3">In Vivo</text:p>
      <text:p text:style-name="P1"><text:tab/><text:span text:style-name="T2">Dump de memória – coletar dados da memória RAM</text:span></text:p>
      <text:p text:style-name="P1"><text:tab/><text:span text:style-name="T2">Identificação do ambiente – Info de HW, SW, horário, etc.</text:span></text:p>
      <text:p text:style-name="P1"/>
      <text:p text:style-name="P3">Post Mortem</text:p>
      <text:p text:style-name="P4"><text:tab/>Preparação da midia para coleta de dados – <text:span text:style-name="T3">wipe na midia de trabalho</text:span></text:p>
      <text:p text:style-name="P1"><text:tab/><text:span text:style-name="T2">Coletando os dados para a midia de trabalho - duplicação</text:span></text:p>
      <text:p text:style-name="P1"><text:tab/><text:span text:style-name="T2">Garantindo a integridade da mídia – hash</text:span></text:p>
      <text:p text:style-name="P1"><text:tab/><text:span text:style-name="T2">Cadeia de custódia sobre a evidência coletada</text:span></text:p>
      <text:p text:style-name="P1"/>
      <text:p text:style-name="P1">[Exame/Identificação de Evidências]<text:tab/><text:tab/></text:p>
      <text:p text:style-name="P1"><text:tab/><text:span text:style-name="T2">Encontrar todos os arquivos existentes na midia – arquivos ocultos</text:span></text:p>
      <text:p text:style-name="P1"><text:tab/><text:span text:style-name="T3">Recuperar arquivos deletados</text:span></text:p>
      <text:p text:style-name="P1"><text:tab/><text:span text:style-name="T3">Linkar arquivos com seus respectivos proprietários (aplicações ou de sistema)</text:span></text:p>
      <text:p text:style-name="P1"><text:tab/></text:p>
      <text:p text:style-name="P1">[Análise/Avaliação de Evidências]</text:p>
      <text:p text:style-name="P1"><text:tab/><text:span text:style-name="T2">Extrair arquivos – arquivos comprimidos c/ ou s/ senha</text:span><text:tab/></text:p>
      <text:p text:style-name="P1"><text:tab/><text:span text:style-name="T4">Filtrar arquivos indexados</text:span></text:p>
      <text:p text:style-name="P1"><text:span text:style-name="T5">[Apresentação de Evidências/Provas]</text:span><text:tab/></text:p>
      <text:p text:style-name="P1"><text:tab/><text:span text:style-name="T1">Formato</text:span></text:p>
      <text:p text:style-name="P1"><text:tab/><text:span text:style-name="T1">Midia utilizada</text:span></text:p>
      <text:p text:style-name="P5"><text:tab/>Procedimentos utilizados</text:p>
      <text:p text:style-name="P1"><text:tab/><text:span text:style-name="T1">Técnicas periciais utilizadas</text:span></text:p>
      <text:p text:style-name="P1"><text:tab/><text:span text:style-name="T1">Aplicações utilizadas</text:span></text:p>
      <text:p text:style-name="P1"><text:tab/><text:span text:style-name="T1">Anexar midias</text:span></text:p>
      <text:p text:style-name="P7">Metodologia</text:p>
      <text:p text:style-name="P6"/>
      <text:p text:style-name="P9">Requisitos:</text:p>
      <text:p text:style-name="P10">Metodologia</text:p>
      <text:p text:style-name="P9"/>
      <text:p text:style-name="P9">Procedimentos(?)</text:p>
      <text:p text:style-name="P9">O que foi feito(?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20:45:03.859412077</meta:creation-date>
    <dc:date>2017-10-24T22:03:02.331337265</dc:date>
    <meta:editing-duration>PT2M30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3" meta:paragraph-count="31" meta:word-count="126" meta:character-count="943" meta:non-whitespace-character-count="818"/>
  </office:meta>
</office:document-meta>
</file>